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fo:font-size="32pt" style:font-size-asian="32pt" style:language-asian="ja" style:country-asian="JP" style:font-size-complex="32pt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暗唱聖句</text:p>
      <text:p text:style-name="P1"/>
      <text:p text:style-name="P1"/>
      <text:p text:style-name="P1">■　概要</text:p>
      <text:p text:style-name="P1">暗唱聖句暗記用。</text:p>
      <text:p text:style-name="P1">とりあえず、なれたC#＋WPFで作ってみようということ。</text:p>
      <text:p text:style-name="P1"/>
      <text:p text:style-name="P1">■　必須機能</text:p>
      <text:p text:style-name="P1"><draw:rect text:anchor-type="paragraph" draw:z-index="0" draw:style-name="gr1" draw:text-style-name="P3" svg:width="10.558cm" svg:height="7.753cm" svg:x="2.983cm" svg:y="1.05cm"><text:p/></draw:rect></text:p>
      <text:p text:style-name="P1"/>
      <text:p text:style-name="P1"><draw:rect text:anchor-type="paragraph" draw:z-index="3" draw:style-name="gr2" draw:text-style-name="P3" svg:width="9.314cm" svg:height="1.345cm" svg:x="3.671cm" svg:y="0.467cm"><text:p text:style-name="P3">（ローマ１：１２）</text:p></draw:rect></text:p>
      <text:p text:style-name="P1"/>
      <text:p text:style-name="P1"><draw:line text:anchor-type="paragraph" draw:z-index="9" draw:style-name="gr1" draw:text-style-name="P3" svg:x1="13.725cm" svg:y1="9.839cm" svg:x2="3.274cm" svg:y2="0.367cm"><text:p/></draw:line></text:p>
      <text:p text:style-name="P1"/>
      <text:p text:style-name="P1"><draw:rect text:anchor-type="paragraph" draw:z-index="1" draw:style-name="gr2" draw:text-style-name="P3" svg:width="9.261cm" svg:height="2.8cm" svg:x="3.776cm" svg:y="0.452cm"><text:p text:style-name="P3">本文</text:p></draw:rect></text:p>
      <text:p text:style-name="P1"><draw:frame text:anchor-type="paragraph" draw:z-index="6" draw:style-name="gr3" svg:width="2.541cm" svg:height="1.535cm" svg:x="14.545cm" svg:y="0.15cm"><draw:text-box><text:p>これを押すと</text:p><text:p>本文が開く</text:p></draw:text-box></draw:frame></text:p>
      <text:p text:style-name="P1"><draw:line text:anchor-type="paragraph" draw:z-index="5" draw:style-name="gr1" draw:text-style-name="P3" svg:x1="7.639cm" svg:y1="3.367cm" svg:x2="14.783cm" svg:y2="0.404cm"><text:p/></draw:line></text:p>
      <text:p text:style-name="P1"/>
      <text:p text:style-name="P1"/>
      <text:p text:style-name="P1"/>
      <text:p text:style-name="P1"/>
      <text:p text:style-name="P1"><draw:rect text:anchor-type="paragraph" draw:z-index="2" draw:style-name="gr2" draw:text-style-name="P3" svg:width="3.97cm" svg:height="1.345cm" svg:x="8.962cm" svg:y="0.33cm"><text:p text:style-name="P3">次へ</text:p></draw:rect><draw:rect text:anchor-type="paragraph" draw:z-index="4" draw:style-name="gr2" draw:text-style-name="P3" svg:width="3.97cm" svg:height="1.345cm" svg:x="3.671cm" svg:y="0.351cm"><text:p text:style-name="P3">本文オープン</text:p></draw:rect><draw:line text:anchor-type="paragraph" draw:z-index="7" draw:style-name="gr1" draw:text-style-name="P3" svg:x1="-0.007cm" svg:y1="6.251cm" svg:x2="3.459cm" svg:y2="0.166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style-name="gr4" svg:width="7.621cm" svg:height="2.117cm" svg:x="0.152cm" svg:y="3.055cm"><draw:text-box><text:p>このへんに、フリースペースをもうけてもいいかもしれない。</text:p></draw:text-box></draw:frame></text:p>
      <text:p text:style-name="P1"/>
      <text:p text:style-name="P1"/>
      <text:p text:style-name="P1"/>
      <text:p text:style-name="P1"><draw:frame text:anchor-type="paragraph" draw:z-index="10" draw:style-name="gr5" svg:width="4.313cm" svg:height="2.754cm" svg:x="11.952cm" svg:y="0.102cm"><draw:text-box><text:p>チェックボックス。</text:p><text:p>苦手ならチェックしておくと、</text:p><text:p>あとでその問題だけ出題する機能をつける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■　拡張</text:p>
      <text:p text:style-name="P1">・Web上に、学習記録を送信する機能をつける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Hori</meta:initial-creator>
    <meta:creation-date>2014-06-13T10:48:15.99</meta:creation-date>
    <dc:date>2014-06-13T11:04:00.34</dc:date>
    <dc:creator>Yu Hori</dc:creator>
    <meta:editing-duration>PT15M47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7" meta:word-count="68" meta:character-count="76"/>
  </office:meta>
</office:document-meta>
</file>